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nteger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Integer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Ex.JavaInteger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Ex.validateLexical( String v , SchemaType sType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IntegerHolderEx.validateValue( BigInteger v , SchemaType sType , Validation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JavaIntegerHolderEx.set_BigInteger( BigIntege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egerHolderEx.set_tex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IntegerHolderEx.getBigIntegerValue( Xml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